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96aa" officeooo:paragraph-rsid="001896aa"/>
    </style:style>
    <style:style style:name="P2" style:family="paragraph" style:parent-style-name="Standard">
      <style:text-properties officeooo:paragraph-rsid="001614b2"/>
    </style:style>
    <style:style style:name="P3" style:family="paragraph" style:parent-style-name="Standard">
      <style:text-properties officeooo:paragraph-rsid="001896aa"/>
    </style:style>
    <style:style style:name="P4" style:family="paragraph" style:parent-style-name="Text_20_body">
      <style:text-properties officeooo:paragraph-rsid="001614b2"/>
    </style:style>
    <style:style style:name="P5" style:family="paragraph" style:parent-style-name="Text_20_body">
      <style:text-properties officeooo:paragraph-rsid="001896aa"/>
    </style:style>
    <style:style style:name="P6" style:family="paragraph" style:parent-style-name="Text_20_body">
      <style:text-properties officeooo:rsid="001896aa" officeooo:paragraph-rsid="001896aa"/>
    </style:style>
    <style:style style:name="T1" style:family="text">
      <style:text-properties fo:font-weight="normal"/>
    </style:style>
    <style:style style:name="T2" style:family="text">
      <style:text-properties fo:font-weight="normal" officeooo:rsid="001614b2"/>
    </style:style>
    <style:style style:name="T3" style:family="text">
      <style:text-properties fo:font-weight="normal" officeooo:rsid="00169c3b"/>
    </style:style>
    <style:style style:name="T4" style:family="text">
      <style:text-properties fo:font-weight="normal" officeooo:rsid="001896aa"/>
    </style:style>
    <style:style style:name="T5" style:family="text">
      <style:text-properties style:text-position="super 58%" fo:font-weight="normal" officeooo:rsid="001614b2"/>
    </style:style>
    <style:style style:name="T6" style:family="text">
      <style:text-properties officeooo:rsid="00199d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tab/>My</text:span><text:span text:style-name="T2">self Alen Davis</text:span><text:span text:style-name="T1"> and I was born </text:span><text:span text:style-name="T2">and bought up at Mumbai to Mr. Davis Antony </text:span><text:span text:style-name="T1">and </text:span><text:span text:style-name="T2">Mrs. Nimmi Davis, my beloved father and mother </text:span><text:span text:style-name="T1">on </text:span><text:span text:style-name="T2">17</text:span><text:span text:style-name="T5">th</text:span><text:span text:style-name="T2"> of March, 2003</text:span><text:span text:style-name="T1">. I am originally from </text:span><text:span text:style-name="T2">Bhandup</text:span><text:span text:style-name="T1"> and have been living there until now. I have a family of four including </text:span><text:span text:style-name="T2">my younger sister, Ms. Algha Davis as well. Regarding my education, I completed my grade 10 from St. Xavier’s High School, Bhandup in 2018 obtaining a total of 82.60%. I chose to enrol in the same Junior College for my higher education 11 and 12 grade choosing Science faculty. I completed my high school with 70.15% with first division in the year of 2020. </text:span><text:span text:style-name="T1">My keen interest in the technology sector led me towards choosing </text:span><text:span text:style-name="T2">Engineering in Information Technology</text:span><text:span text:style-name="T1">. I decided to join B.E. (</text:span><text:span text:style-name="T2">I.T</text:span><text:span text:style-name="T1">.) at </text:span><text:span text:style-name="T2">Don Bosco Institue Of Technology, Kurla and is currently studying in Third Year.</text:span></text:p>
      <text:p text:style-name="P3"><text:span text:style-name="T2"><text:tab/>I have always been keen on technology and after completing my <text:s/>Second Year in IT, I learned more about system designing, computer networking, and securing the system servers and databases. During </text:span><text:span text:style-name="T3">my academics</text:span><text:span text:style-name="T2">, I found my interests in the internet and cyber security growing. This pushed me further towards conducting research on networking and cyber security. </text:span><text:span text:style-name="T1">After the research, I found out that with rapid technological advancement, the internet has become an integral part of global development. World today faces genuine challenges related to the internet and security. Digital attacks that can damage global organizations are a threat today. As a result, cyber security is a genuine necessity and has a wider scope worldwide. So, I decided on studying </text:span><text:span text:style-name="T3">a course</text:span><text:span text:style-name="T1"> in Cyber Security </text:span><text:span text:style-name="T3">and fortunately, DBIT took an initiative for providing an Honours Degree along with the B.E. Degree in Cyber Securit</text:span><text:span text:style-name="T4">y.</text:span></text:p>
      <text:p text:style-name="P5"><text:span text:style-name="T3"><text:tab/>My first and foremost plan for my career is to obtain a Master’s degree, as an international degree along with a brief period of work experience. This will provide me with an opportunity for landing a job here in </text:span><text:span text:style-name="T4">India</text:span><text:span text:style-name="T3">. In addition </text:span><text:span text:style-name="T4">to that</text:span><text:span text:style-name="T3">, I plan to use my knowledge and authentic experiences to polish my working skills. </text:span><text:span text:style-name="T4">As I will achieve a Masters degree in IT specialization in Cyber Security from Boston University in Germany, I can apply as a possible candidate for different jobs such as a Network Security Analyst, Ethical Hacker, Information System Security Officer, System Administration, IT Risk Management Officer, etc. </text:span></text:p>
      <text:p text:style-name="P5"><text:span text:style-name="T4"><text:tab/>The past decade has seen massive technological development in India, whether it be in the government sectors or in the private ones. This has expanded the scope of employment opportunities in the networking and cyber security sectors. </text:span><text:span text:style-name="T1">Thus, after completing my studies in </text:span><text:span text:style-name="T4">Germany</text:span><text:span text:style-name="T1">, I </text:span><text:span text:style-name="T4">am planning a</text:span><text:span text:style-name="T1"> return to my nation and will work for some well known IT companies in </text:span><text:span text:style-name="T4">India</text:span><text:span text:style-name="T1"> like TransCon Services and Technologies, TECHNOSYS, Cyber Security Education Pvt Ltd., </text:span><text:span text:style-name="T4">etc. I also have a small ambition towards establishing my own company that provides services like secured network design, cyber risk assessment and control. And by doing this I want to contribute from my side to my country by improving the IT system and infrastructure.</text:span></text:p>
      <text:p text:style-name="P5"><text:span text:style-name="T4"><text:tab/>Other reasons for returning to my homeland after pursuing Master’s in Germany is because I have my family here in India and I have many responsibilities towards them. Also, there are wider opportunities for employment and better areas and scopes to surf in the field of networking and cyber security in India. For youth like me, we have a bunch of duties towards our country. I intend to return to my homeland and serve for the betterment of the nation.</text:span></text:p>
      <text:p text:style-name="P6"><text:span text:style-name="T1">Sincerely Yours,</text:span></text:p>
      <text:p text:style-name="P6"><text:span text:style-name="T1">Alen Davis</text:span></text:p>
      <text:p text:style-name="P6"><text:span text:style-name="T1">email: 1alendavis@gmail.com</text:span></text:p>
      <text:p text:style-name="P5"><text:soft-page-break/><text:span text:style-name="T4"/></text:p>
      <text:p text:style-name="P5"><text:span text:style-name="T4"/></text:p>
      <text:p text:style-name="P4"><text:span text:style-name="T2"/></text:p>
      <text:p text:style-name="P2"><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96aa" officeooo:paragraph-rsid="001896aa"/>
    </style:style>
    <style:style style:name="MT1" style:family="text">
      <style:text-properties officeooo:rsid="00199d9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tatement Of Purpose (SOP) for pursuing a Career in Cyber Security<text:tab/><text:span text:style-name="MT1">Alen Davis</text:span></text:p>
        <text:p text:style-name="MP1"><text:tab/><text:tab/><text:span text:style-name="MT1">Roll No: 01</text:span></text:p>
        <text:p text:style-name="MP1"><text:tab/><text:tab/><text:span text:style-name="MT1">TE-I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11:56:25.839977953</meta:creation-date>
    <dc:date>2022-10-06T12:34:48.226644735</dc:date>
    <meta:editing-duration>PT2M40S</meta:editing-duration>
    <meta:editing-cycles>1</meta:editing-cycles>
    <meta:document-statistic meta:table-count="0" meta:image-count="0" meta:object-count="0" meta:page-count="2" meta:paragraph-count="11" meta:word-count="618" meta:character-count="3700" meta:non-whitespace-character-count="3082"/>
    <meta:generator>LibreOffice/6.4.7.2$Linux_X86_64 LibreOffice_project/40$Build-2</meta:generator>
  </office:meta>
</office:document-meta>
</file>